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]+0.01" office:value-type="float" office:value="0.02" calcext:value-type="float">
            <text:p>0.0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]+0.01" office:value-type="float" office:value="0.03" calcext:value-type="float">
            <text:p>0.0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]+0.01" office:value-type="float" office:value="0.04" calcext:value-type="float">
            <text:p>0.0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]+0.01" office:value-type="float" office:value="0.05" calcext:value-type="float">
            <text:p>0.0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]+0.01" office:value-type="float" office:value="0.06" calcext:value-type="float">
            <text:p>0.0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]+0.01" office:value-type="float" office:value="0.07" calcext:value-type="float">
            <text:p>0.0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]+0.01" office:value-type="float" office:value="0.08" calcext:value-type="float">
            <text:p>0.08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]+0.01" office:value-type="float" office:value="0.09" calcext:value-type="float">
            <text:p>0.0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]+0.01" office:value-type="float" office:value="0.1" calcext:value-type="float">
            <text:p>0.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]+0.01" office:value-type="float" office:value="0.11" calcext:value-type="float">
            <text:p>0.1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]+0.01" office:value-type="float" office:value="0.12" calcext:value-type="float">
            <text:p>0.1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]+0.01" office:value-type="float" office:value="0.13" calcext:value-type="float">
            <text:p>0.1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]+0.01" office:value-type="float" office:value="0.14" calcext:value-type="float">
            <text:p>0.1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]+0.01" office:value-type="float" office:value="0.15" calcext:value-type="float">
            <text:p>0.1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]+0.01" office:value-type="float" office:value="0.16" calcext:value-type="float">
            <text:p>0.1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6]+0.01" office:value-type="float" office:value="0.17" calcext:value-type="float">
            <text:p>0.1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7]+0.01" office:value-type="float" office:value="0.18" calcext:value-type="float">
            <text:p>0.18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8]+0.01" office:value-type="float" office:value="0.19" calcext:value-type="float">
            <text:p>0.1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9]+0.01" office:value-type="float" office:value="0.2" calcext:value-type="float">
            <text:p>0.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0]+0.01" office:value-type="float" office:value="0.21" calcext:value-type="float">
            <text:p>0.2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1]+0.01" office:value-type="float" office:value="0.22" calcext:value-type="float">
            <text:p>0.2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2]+0.01" office:value-type="float" office:value="0.23" calcext:value-type="float">
            <text:p>0.2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3]+0.01" office:value-type="float" office:value="0.24" calcext:value-type="float">
            <text:p>0.2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4]+0.01" office:value-type="float" office:value="0.25" calcext:value-type="float">
            <text:p>0.2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5]+0.01" office:value-type="float" office:value="0.26" calcext:value-type="float">
            <text:p>0.2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6]+0.01" office:value-type="float" office:value="0.27" calcext:value-type="float">
            <text:p>0.2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7]+0.01" office:value-type="float" office:value="0.28" calcext:value-type="float">
            <text:p>0.28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8]+0.01" office:value-type="float" office:value="0.29" calcext:value-type="float">
            <text:p>0.2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9]+0.01" office:value-type="float" office:value="0.3" calcext:value-type="float">
            <text:p>0.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0]+0.01" office:value-type="float" office:value="0.31" calcext:value-type="float">
            <text:p>0.3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1]+0.01" office:value-type="float" office:value="0.32" calcext:value-type="float">
            <text:p>0.3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2]+0.01" office:value-type="float" office:value="0.33" calcext:value-type="float">
            <text:p>0.3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3]+0.01" office:value-type="float" office:value="0.34" calcext:value-type="float">
            <text:p>0.3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4]+0.01" office:value-type="float" office:value="0.35" calcext:value-type="float">
            <text:p>0.3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5]+0.01" office:value-type="float" office:value="0.36" calcext:value-type="float">
            <text:p>0.3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6]+0.01" office:value-type="float" office:value="0.37" calcext:value-type="float">
            <text:p>0.3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7]+0.01" office:value-type="float" office:value="0.38" calcext:value-type="float">
            <text:p>0.38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8]+0.01" office:value-type="float" office:value="0.39" calcext:value-type="float">
            <text:p>0.3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9]+0.01" office:value-type="float" office:value="0.4" calcext:value-type="float">
            <text:p>0.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5:41:41.851218119</meta:creation-date>
    <dc:date>2016-01-29T16:16:22.813444947</dc:date>
    <meta:editing-duration>PT33M29S</meta:editing-duration>
    <meta:editing-cycles>6</meta:editing-cycles>
    <meta:generator>LibreOffice/4.2.8.2$Linux_X86_64 LibreOffice_project/420m0$Build-2</meta:generator>
    <meta:document-statistic meta:table-count="1" meta:cell-count="440" meta:object-count="0"/>
  </office:meta>
</office:document-meta>
</file>